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90000007F13CBFB2019AE20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Tabla1" style:family="table">
      <style:table-properties style:width="25.382cm" fo:margin-left="0.009cm" fo:margin-top="0cm" fo:margin-bottom="0cm" table:align="left" style:writing-mode="lr-tb"/>
    </style:style>
    <style:style style:name="Tabla1.A" style:family="table-column">
      <style:table-column-properties style:column-width="8.46cm"/>
    </style:style>
    <style:style style:name="Tabla1.B" style:family="table-column">
      <style:table-column-properties style:column-width="8.46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ato" fo:font-size="11pt" style:letter-kerning="false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 style:font-name-complex="Arial" style:font-size-complex="11pt"/>
    </style:style>
    <style:style style:name="T1" style:family="text">
      <style:text-properties style:font-name="Lato" fo:font-size="14pt" fo:font-weight="bold" style:font-size-asian="14pt" style:font-weight-asian="bold"/>
    </style:style>
    <style:style style:name="T2" style:family="text">
      <style:text-properties fo:color="#0070c0" loext:opacity="100%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2"><text:span text:style-name="T1">Input</text:span></text:p>
          </table:table-cell>
          <table:table-cell table:style-name="Tabla1.A1" office:value-type="string">
            <text:p text:style-name="P2"><text:span text:style-name="T1">Process</text:span></text:p>
          </table:table-cell>
          <table:table-cell table:style-name="Tabla1.A1" office:value-type="string">
            <text:p text:style-name="P2"><text:span text:style-name="T1">Output</text:span></text:p>
          </table:table-cell>
        </table:table-row>
        <table:table-row table:style-name="Tabla1.1">
          <table:table-cell table:style-name="Tabla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><text:bookmark text:name="_GoBack"/></text:p>
            <text:p text:style-name="P1"/>
            <text:p text:style-name="P1"/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等线" style:font-size-asian="11pt" style:language-asian="zh" style:country-asian="CN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等线" style:font-size-asian="11pt" style:language-asian="zh" style:country-asian="CN" style:font-name-complex="Arial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GB" style:font-name-asian="Calibri1" style:font-family-asian="Calibri" style:font-family-generic-asian="system" style:font-pitch-asian="variable" style:language-asian="en" style:country-asian="US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等线 Light" style:font-family-asian="'等线 Light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等线 Light" style:font-family-asian="'等线 Light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n" fo:country="GB" style:font-name-asian="等线 Light" style:font-family-asian="'等线 Light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0070c0" loext:opacity="100%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2" text:anchor-type="char" svg:x="17.674cm" svg:y="-0.953cm" svg:width="7.726cm" svg:height="1.124cm" draw:z-index="0"><draw:image xlink:href="Pictures/10000001000003690000007F13CBFB2019AE2085.png" xlink:type="simple" xlink:show="embed" xlink:actuate="onLoad" draw:mime-type="image/png"/><draw:contour-polygon svg:width="22.917cm" svg:height="3.168cm" svg:viewBox="0 0 22917 3168" draw:points="24,0 24,3168 22941,3168 22941,0" draw:recreate-on-edit="false"/></draw:frame></text:p>
      </style:header>
      <style:footer>
        <text:p text:style-name="Footer"/>
        <text:p text:style-name="Footer"><text:span text:style-name="MT1">Arm School Progra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bert Leeman</meta:initial-creator>
    <dc:creator>Robert Leeman</dc:creator>
    <meta:editing-cycles>79</meta:editing-cycles>
    <meta:creation-date>2018-06-05T11:06:00</meta:creation-date>
    <dc:date>2019-06-06T15:18:00</dc:date>
    <meta:editing-duration>PT2H20M</meta:editing-duration>
    <meta:generator>LibreOffice/7.4.3.2$Windows_X86_64 LibreOffice_project/1048a8393ae2eeec98dff31b5c133c5f1d08b890</meta:generator>
    <meta:document-statistic meta:table-count="1" meta:image-count="1" meta:object-count="0" meta:page-count="1" meta:paragraph-count="5" meta:word-count="6" meta:character-count="37" meta:non-whitespace-character-count="34"/>
    <meta:user-defined meta:name="AppVersion">16.0000</meta:user-defined>
    <meta:user-defined meta:name="ContentTypeId">0x010100DB03F0365DE27C4E82478744F0C5A83C</meta:user-defined>
    <meta:template xlink:type="simple" xlink:actuate="onRequest" xlink:title="Normal" xlink:href=""/>
  </office:meta>
</office:document-meta>
</file>